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070d4b"/>
    </style:style>
    <style:style style:name="P2" style:family="paragraph" style:parent-style-name="Text_20_body">
      <style:text-properties fo:language="en" fo:country="US" officeooo:rsid="000ba952" officeooo:paragraph-rsid="000ba952"/>
    </style:style>
    <style:style style:name="P3" style:family="paragraph" style:parent-style-name="Text_20_body" style:list-style-name="L1">
      <style:text-properties officeooo:rsid="000e0969" officeooo:paragraph-rsid="000e0969"/>
    </style:style>
    <style:style style:name="P4" style:family="paragraph" style:parent-style-name="Text_20_body" style:list-style-name="L2">
      <style:text-properties officeooo:rsid="000e0969" officeooo:paragraph-rsid="00122bcf"/>
    </style:style>
    <style:style style:name="P5" style:family="paragraph" style:parent-style-name="Text_20_body" style:list-style-name="L1">
      <style:text-properties officeooo:rsid="0013a712" officeooo:paragraph-rsid="0013a712"/>
    </style:style>
    <style:style style:name="P6" style:family="paragraph" style:parent-style-name="Text_20_body" style:list-style-name="L1">
      <style:text-properties fo:language="en" fo:country="US" officeooo:rsid="000e0969" officeooo:paragraph-rsid="000e0969"/>
    </style:style>
    <style:style style:name="P7" style:family="paragraph" style:parent-style-name="Text_20_body" style:list-style-name="L2">
      <style:text-properties fo:language="en" fo:country="US" officeooo:rsid="000e0969" officeooo:paragraph-rsid="00122bcf"/>
    </style:style>
    <style:style style:name="P8" style:family="paragraph" style:parent-style-name="Text_20_body" style:list-style-name="L3">
      <style:text-properties fo:language="en" fo:country="US" officeooo:rsid="000e0969" officeooo:paragraph-rsid="0015d58f"/>
    </style:style>
    <style:style style:name="P9" style:family="paragraph" style:parent-style-name="Text_20_body" style:list-style-name="L1">
      <style:text-properties fo:language="en" fo:country="US" officeooo:rsid="0012131e" officeooo:paragraph-rsid="0012131e"/>
    </style:style>
    <style:style style:name="P10" style:family="paragraph" style:parent-style-name="Text_20_body" style:list-style-name="L2">
      <style:text-properties fo:language="en" fo:country="US" officeooo:rsid="00122bcf" officeooo:paragraph-rsid="00122bcf"/>
    </style:style>
    <style:style style:name="P11" style:family="paragraph" style:parent-style-name="Text_20_body" style:list-style-name="L3">
      <style:text-properties fo:language="en" fo:country="US" officeooo:rsid="00122bcf" officeooo:paragraph-rsid="0015d58f"/>
    </style:style>
    <style:style style:name="P12" style:family="paragraph" style:parent-style-name="Text_20_body" style:list-style-name="L3">
      <style:text-properties fo:language="en" fo:country="US" officeooo:rsid="0015d58f" officeooo:paragraph-rsid="0015d58f"/>
    </style:style>
    <style:style style:name="P13" style:family="paragraph" style:parent-style-name="Text_20_body" style:list-style-name="L1">
      <style:text-properties officeooo:rsid="001b7668" officeooo:paragraph-rsid="001b7668"/>
    </style:style>
    <style:style style:name="P14" style:family="paragraph" style:parent-style-name="Heading_20_1">
      <style:text-properties fo:language="en" fo:country="US" officeooo:paragraph-rsid="00070d4b"/>
    </style:style>
    <style:style style:name="P15" style:family="paragraph" style:parent-style-name="Heading_20_2">
      <style:text-properties fo:language="en" fo:country="US" officeooo:paragraph-rsid="00070d4b"/>
    </style:style>
    <style:style style:name="P16" style:family="paragraph" style:parent-style-name="Heading_20_2">
      <style:text-properties fo:language="en" fo:country="US" officeooo:rsid="000ad496" officeooo:paragraph-rsid="00070d4b"/>
    </style:style>
    <style:style style:name="P17" style:family="paragraph" style:parent-style-name="Heading_20_3">
      <style:text-properties fo:language="en" fo:country="US"/>
    </style:style>
    <style:style style:name="T1" style:family="text">
      <style:text-properties officeooo:rsid="00193663"/>
    </style:style>
    <style:style style:name="T2" style:family="text">
      <style:text-properties officeooo:rsid="000e0969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f28b0"/>
    </style:style>
    <style:style style:name="T5" style:family="text">
      <style:text-properties fo:language="en" fo:country="US" officeooo:rsid="00122bcf"/>
    </style:style>
    <style:style style:name="T6" style:family="text">
      <style:text-properties fo:language="en" fo:country="US" officeooo:rsid="001752ee"/>
    </style:style>
    <style:style style:name="T7" style:family="text">
      <style:text-properties officeooo:rsid="0013fca9"/>
    </style:style>
    <style:style style:name="T8" style:family="text">
      <style:text-properties officeooo:rsid="001b76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How to <text:span text:style-name="T2">Organize the weekly follow up meeting</text:span></text:h>
      <text:p text:style-name="P1"/>
      <text:h text:style-name="P15" text:outline-level="2">Aim</text:h>
      <text:p text:style-name="P2">Explain how to <text:span text:style-name="T2">organize the weekly follow up meeting</text:span>.</text:p>
      <text:h text:style-name="P15" text:outline-level="2">How to</text:h>
      <text:h text:style-name="P17" text:outline-level="3">Preparation</text:h>
      <text:list xml:id="list2623286141646811201" text:style-name="L1">
        <text:list-item>
          <text:p text:style-name="P3">Each member has to have a TODO note.</text:p>
        </text:list-item>
        <text:list-item>
          <text:p text:style-name="P5">Each member can <text:span text:style-name="T7">bring its additional question(s).</text:span></text:p>
        </text:list-item>
        <text:list-item>
          <text:p text:style-name="P6">Define a time keeper.</text:p>
        </text:list-item>
        <text:list-item>
          <text:p text:style-name="P9">Print the latest Sonar report from the 5 past days.</text:p>
        </text:list-item>
      </text:list>
      <text:h text:style-name="Heading_20_3" text:outline-level="3"><text:span text:style-name="T3">Issue review </text:span><text:span text:style-name="T5">(25 minutes)</text:span></text:h>
      <text:list xml:id="list115940784697329" text:continue-numbering="true" text:style-name="L1">
        <text:list-item>
          <text:p text:style-name="P6">Start the issue review by using the Github Pulse tool.</text:p>
        </text:list-item>
        <text:list-item>
          <text:p text:style-name="P3"><text:span text:style-name="T3">Start by closed issues and finish by the opened ones. </text:span><text:span text:style-name="T4">Do it chronologically.</text:span></text:p>
        </text:list-item>
        <text:list-item>
          <text:p text:style-name="P13"><text:span text:style-name="T4">I</text:span><text:span text:style-name="T3">f opened issue is not correctly tagged then tag it</text:span></text:p>
        </text:list-item>
        <text:list-item>
          <text:p text:style-name="P6">If <text:span text:style-name="T8">additional </text:span>action has to be done, then:</text:p>
          <text:list>
            <text:list-item>
              <text:p text:style-name="P6">Clearly define who has to do the action.</text:p>
            </text:list-item>
            <text:list-item>
              <text:p text:style-name="P6">Actor(s) add the action into their TODO note.</text:p>
            </text:list-item>
          </text:list>
        </text:list-item>
      </text:list>
      <text:h text:style-name="Heading_20_3" text:outline-level="3"><text:span text:style-name="T3">Code quality check </text:span><text:span text:style-name="T5">(1 minute)</text:span></text:h>
      <text:list xml:id="list5914979446807251586" text:style-name="L2">
        <text:list-item>
          <text:p text:style-name="P10">Look at the latest Sonar report from the 5 past days.</text:p>
        </text:list-item>
        <text:list-item>
          <text:p text:style-name="P10">If an action has to be done, then:</text:p>
          <text:list>
            <text:list-item>
              <text:p text:style-name="P4"><text:span text:style-name="T3">Clearly define who</text:span><text:span text:style-name="T6"> </text:span><text:span text:style-name="T3">has to do the action.</text:span></text:p>
            </text:list-item>
            <text:list-item>
              <text:p text:style-name="P7">Actor(s) add the action into their TODO note.</text:p>
            </text:list-item>
          </text:list>
        </text:list-item>
      </text:list>
      <text:h text:style-name="Heading_20_3" text:outline-level="3"><text:span text:style-name="T5">Additional </text:span><text:span text:style-name="T3">Questions </text:span><text:span text:style-name="T5">(5 minutes)</text:span></text:h>
      <text:list xml:id="list4321477784524503347" text:style-name="L3">
        <text:list-item>
          <text:p text:style-name="P12">Do a round table for each additional question(s) that have to be discussed.</text:p>
        </text:list-item>
        <text:list-item>
          <text:p text:style-name="P11">If an action has to be done, then:</text:p>
          <text:list>
            <text:list-item>
              <text:p text:style-name="P8">Clearly define who has to do the action.</text:p>
            </text:list-item>
            <text:list-item>
              <text:p text:style-name="P8">Actor(s) add the action into their TODO note.</text:p>
            </text:list-item>
          </text:list>
        </text:list-item>
      </text:list>
      <text:h text:style-name="P16" text:outline-level="2"><text:soft-page-break/>Note<text:span text:style-name="T1">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paragraph-properties fo:margin-left="0cm" fo:margin-right="0cm" fo:text-align="start" style:justify-single-word="false" fo:text-indent="0cm" style:auto-text-indent="false" fo:background-color="#eeeeee" fo:padding="0.101cm" fo:border="0.06pt dotted #cccccc" style:shadow="none">
        <style:tab-stops/>
        <style:background-image/>
      </style:paragraph-properties>
      <style:text-properties style:font-name="Courier 10 Pitch" fo:font-family="'Courier 10 Pitch'" style:font-style-name="Normal" style:font-pitch="fixed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11:17:56.446613526</meta:creation-date>
    <dc:date>2014-08-26T11:59:38.978393808</dc:date>
    <meta:editing-duration>PT15M57S</meta:editing-duration>
    <meta:editing-cycles>26</meta:editing-cycles>
    <meta:generator>LibreOffice/4.2.4.2$Linux_X86_64 LibreOffice_project/420m0$Build-2</meta:generator>
    <meta:document-statistic meta:table-count="0" meta:image-count="0" meta:object-count="0" meta:page-count="2" meta:paragraph-count="27" meta:word-count="211" meta:character-count="1057" meta:non-whitespace-character-count="891"/>
  </office:meta>
</office:document-meta>
</file>